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2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4cm" svg:x="9cm" svg:y="1cm">
          <text:p text:style-name="P1">M1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cm" svg:y1="4cm" svg:x2="1cm" svg:y2="4cm">
          <text:p/>
        </draw:line>
        <draw:custom-shape draw:style-name="gr3" draw:text-style-name="P4" xml:id="id2" draw:id="id2" draw:layer="layout" svg:width="1cm" svg:height="1cm" svg:x="6cm" svg:y="2cm">
          <text:p text:style-name="P1"><text:span text:style-name="T1">t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cm" svg:height="1cm" svg:x="4cm" svg:y="2cm">
          <text:p text:style-name="P1"><text:span text:style-name="T1">t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cm" svg:height="1cm" svg:x="2cm" svg:y="2cm">
          <text:p text:style-name="P1"><text:span text:style-name="T1">t2</text:span></text:p>
          <draw:enhanced-geometry svg:viewBox="0 0 21600 21600" draw:type="rectangle" draw:enhanced-path="M 0 0 L 21600 0 21600 21600 0 21600 0 0 Z N"/>
        </draw:custom-shape>
        <draw:connector draw:style-name="gr4" draw:text-style-name="P5" xml:id="id3" draw:id="id3" draw:layer="layout" svg:x1="2.5cm" svg:y1="2cm" svg:x2="6.5cm" svg:y2="2cm" draw:start-shape="id1" draw:start-glue-point="0" draw:end-shape="id2" draw:end-glue-point="0" svg:d="M2500 2000v-501h4000v501" svg:viewBox="0 0 4001 502">
          <text:p/>
        </draw:connector>
        <draw:connector draw:style-name="gr2" draw:text-style-name="P3" draw:layer="layout" draw:type="line" svg:x1="4.5cm" svg:y1="1.499cm" svg:x2="4.5cm" svg:y2="2cm" draw:start-shape="id3" draw:start-glue-point="0" draw:end-shape="id4" draw:end-glue-point="0" svg:d="M4500 1499v501" svg:viewBox="0 0 1 502">
          <text:p/>
        </draw:connector>
        <draw:custom-shape draw:style-name="gr5" draw:text-style-name="P2" draw:layer="layout" svg:width="1cm" svg:height="1cm" svg:x="7.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1.539cm" svg:height="0.645cm" svg:x="3.8cm" svg:y="1cm">
          <draw:text-box>
            <text:p><text:span text:style-name="T2">events</text:span></text:p>
          </draw:text-box>
        </draw:frame>
        <draw:frame draw:style-name="gr7" draw:text-style-name="P7" draw:layer="layout" svg:width="2.06cm" svg:height="0.725cm" svg:x="3.5cm" svg:y="4.1cm">
          <draw:text-box>
            <text:p><text:span text:style-name="T1">t1&lt;t2&lt;t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13:11:10.157187139</meta:creation-date>
    <dc:date>2016-08-22T13:57:02.836423085</dc:date>
    <meta:editing-duration>PT7M25S</meta:editing-duration>
    <meta:editing-cycles>2</meta:editing-cycles>
    <meta:generator>LibreOffice/5.1.5.2$Linux_X86_64 LibreOffice_project/10$Build-2</meta:generator>
    <meta:document-statistic meta:object-count="10"/>
  </office:meta>
</office:document-meta>
</file>